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Droid Sans Mono" svg:font-family="'Droid Sans Mono', monospace, monospace"/>
    <style:font-face style:name="Lohit Devanagari1" svg:font-family="'Lohit Devanagari'"/>
    <style:font-face style:name="Poppins" svg:font-family="Poppins, sans-serif"/>
    <style:font-face style:name="Sen" svg:font-family="Sen, sans-serif"/>
    <style:font-face style:name="Verdana" svg:font-family="Verdana, Helvetica, 'Open Sans', Arial, sans-serif"/>
    <style:font-face style:name="Verdana1" svg:font-family="Verdana, sans-serif"/>
    <style:font-face style:name="arial" svg:font-family="arial, sans-serif"/>
    <style:font-face style:name="monospace" svg:font-family="monospace"/>
    <style:font-face style:name="proxima-nova" svg:font-family="proxima-nova, sans-serif"/>
    <style:font-face style:name="urw-din" svg:font-family="urw-din, sans-serif"/>
    <style:font-face style:name="var bs-font-monospace" svg:font-family="'var bs-font-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100%" fo:orphans="2" fo:widows="2"/>
      <style:text-properties fo:color="#000000" style:font-name="Ubuntu Mono" fo:font-size="24pt" style:font-size-asian="24pt" style:font-size-complex="24pt"/>
    </style:style>
    <style:style style:name="P2" style:family="paragraph" style:parent-style-name="Preformatted_20_Text">
      <style:paragraph-properties fo:line-height="100%" fo:orphans="2" fo:widows="2"/>
      <style:text-properties fo:color="#000000" style:font-name="Ubuntu Mono" fo:font-size="24pt" officeooo:paragraph-rsid="0008bdff" style:font-size-asian="24pt" style:font-size-complex="24pt"/>
    </style:style>
    <style:style style:name="P3" style:family="paragraph" style:parent-style-name="Preformatted_20_Text">
      <style:paragraph-properties fo:line-height="100%" fo:orphans="2" fo:widows="2"/>
      <style:text-properties fo:color="#000000" style:font-name="Ubuntu Mono" fo:font-size="24pt" fo:font-weight="bold" style:font-size-asian="24pt" style:font-weight-asian="bold" style:font-size-complex="24pt" style:font-weight-complex="bold"/>
    </style:style>
    <style:style style:name="P4"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style:font-size-asian="24pt" style:font-weight-asian="bold" style:font-size-complex="24pt" style:font-weight-complex="bold"/>
    </style:style>
    <style:style style:name="P5"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officeooo:rsid="0008bdff" officeooo:paragraph-rsid="00095ab2" style:font-size-asian="24pt" style:font-size-complex="24pt"/>
    </style:style>
    <style:style style:name="P6"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officeooo:rsid="0008bdff" officeooo:paragraph-rsid="0008bdff" style:font-size-asian="24pt" style:font-size-complex="24pt"/>
    </style:style>
    <style:style style:name="P7"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style:font-size-asian="24pt" style:font-size-complex="24pt"/>
    </style:style>
    <style:style style:name="P8" style:family="paragraph" style:parent-style-name="Preformatted_20_Text">
      <style:paragraph-properties fo:line-height="100%"/>
      <style:text-properties fo:font-variant="normal" fo:text-transform="none" fo:color="#000000" style:font-name="Ubuntu Mono" fo:font-size="24pt" fo:letter-spacing="normal" fo:font-style="normal" fo:font-weight="bold" style:font-size-asian="24pt" style:font-weight-asian="bold" style:font-size-complex="24pt" style:font-weight-complex="bold"/>
    </style:style>
    <style:style style:name="P9"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bold" style:font-size-asian="24pt" style:font-weight-asian="bold" style:font-size-complex="24pt" style:font-weight-complex="bold"/>
    </style:style>
    <style:style style:name="P10" style:family="paragraph" style:parent-style-name="Preformatted_20_Text">
      <style:paragraph-properties fo:line-height="100%" fo:orphans="2" fo:widows="2"/>
      <style:text-properties style:font-name="Ubuntu Mono" fo:font-size="24pt" style:font-size-asian="24pt" style:font-size-complex="24pt"/>
    </style:style>
    <style:style style:name="P11" style:family="paragraph" style:parent-style-name="Preformatted_20_Text">
      <style:paragraph-properties fo:line-height="100%" fo:orphans="2" fo:widows="2"/>
      <style:text-properties officeooo:paragraph-rsid="0008bdff"/>
    </style:style>
    <style:style style:name="P12" style:family="paragraph" style:parent-style-name="Preformatted_20_Text">
      <style:paragraph-properties fo:line-height="100%" fo:orphans="2" fo:widows="2"/>
      <style:text-properties officeooo:paragraph-rsid="00095ab2"/>
    </style:style>
    <style:style style:name="P13" style:family="paragraph" style:parent-style-name="Text_20_body">
      <style:paragraph-properties fo:line-height="100%" fo:orphans="2" fo:widows="2"/>
      <style:text-properties fo:font-variant="normal" fo:text-transform="none" fo:color="#000000" fo:letter-spacing="normal" fo:font-style="normal" fo:font-weight="normal"/>
    </style:style>
    <style:style style:name="P14" style:family="paragraph" style:parent-style-name="Text_20_body">
      <style:paragraph-properties fo:line-height="100%"/>
      <style:text-properties fo:font-variant="normal" fo:text-transform="none" fo:color="#000000" style:font-name="Ubuntu Mono" fo:font-size="24pt" fo:letter-spacing="normal" fo:font-style="normal" fo:font-weight="normal" style:font-size-asian="24pt" style:font-weight-asian="bold" style:font-size-complex="24pt" style:font-weight-complex="bold"/>
    </style:style>
    <style:style style:name="P15" style:family="paragraph" style:parent-style-name="Text_20_body">
      <style:paragraph-properties fo:line-height="100%" fo:orphans="2" fo:widows="2"/>
      <style:text-properties fo:font-variant="normal" fo:text-transform="none" fo:color="#000000" style:font-name="Ubuntu Mono" fo:font-size="24pt" fo:letter-spacing="normal" fo:font-style="normal" fo:font-weight="normal" style:font-size-asian="24pt" style:font-weight-asian="bold" style:font-size-complex="24pt" style:font-weight-complex="bold"/>
    </style:style>
    <style:style style:name="P16" style:family="paragraph" style:parent-style-name="Text_20_body">
      <style:paragraph-properties fo:line-height="100%" fo:orphans="2" fo:widows="2"/>
      <style:text-properties fo:font-variant="normal" fo:text-transform="none" fo:color="#000000" style:font-name="Ubuntu Mono" fo:font-size="24pt" fo:letter-spacing="normal" fo:font-style="normal" fo:font-weight="normal" style:font-size-asian="24pt" style:font-size-complex="24pt" loext:padding="0cm" loext:border="none"/>
    </style:style>
    <style:style style:name="P17" style:family="paragraph" style:parent-style-name="Text_20_body">
      <style:paragraph-properties fo:line-height="100%" fo:orphans="2" fo:widows="2"/>
      <style:text-properties fo:font-variant="normal" fo:text-transform="none" fo:color="#000000" style:font-name="Ubuntu Mono" fo:font-size="24pt" fo:letter-spacing="normal" fo:font-style="normal" fo:font-weight="normal" style:font-size-asian="24pt" style:font-size-complex="24pt"/>
    </style:style>
    <style:style style:name="P18" style:family="paragraph" style:parent-style-name="Text_20_body">
      <style:paragraph-properties fo:line-height="100%"/>
      <style:text-properties fo:color="#000000" style:font-name="Ubuntu Mono" fo:font-size="24pt" style:font-size-asian="24pt" style:font-size-complex="24pt"/>
    </style:style>
    <style:style style:name="P19" style:family="paragraph" style:parent-style-name="Text_20_body">
      <style:paragraph-properties fo:line-height="100%" fo:orphans="2" fo:widows="2"/>
    </style:style>
    <style:style style:name="P20" style:family="paragraph" style:parent-style-name="Text_20_body">
      <style:paragraph-properties fo:margin-left="0cm" fo:margin-right="0cm" fo:margin-top="0cm" fo:margin-bottom="0.303cm" loext:contextual-spacing="false" fo:line-height="100%" fo:orphans="2" fo:widows="2" fo:text-indent="0cm" style:auto-text-indent="false" fo:padding="0cm" fo:border="none"/>
      <style:text-properties fo:font-variant="normal" fo:text-transform="none" fo:color="#000000" style:font-name="Ubuntu Mono" fo:font-size="24pt" fo:letter-spacing="normal" fo:font-style="normal" fo:font-weight="normal" style:font-size-asian="24pt" style:font-size-complex="24pt"/>
    </style:style>
    <style:style style:name="P21" style:family="paragraph" style:parent-style-name="Text_20_body">
      <style:paragraph-properties fo:margin-top="0cm" fo:margin-bottom="0.247cm" loext:contextual-spacing="false" fo:line-height="100%" fo:text-align="start" style:justify-single-word="false" fo:orphans="2" fo:widows="2"/>
      <style:text-properties fo:font-variant="normal" fo:text-transform="none" fo:color="#000000" style:font-name="Ubuntu Mono" fo:font-size="24pt" fo:letter-spacing="normal" fo:font-style="normal" fo:font-weight="normal" style:font-size-asian="24pt" style:font-size-complex="24pt" loext:padding="0cm" loext:border="none"/>
    </style:style>
    <style:style style:name="P22" style:family="paragraph" style:parent-style-name="Text_20_body">
      <style:paragraph-properties fo:margin-top="0cm" fo:margin-bottom="0.499cm" loext:contextual-spacing="false" fo:line-height="100%" fo:orphans="2" fo:widows="2"/>
      <style:text-properties fo:font-size="24pt" style:font-size-asian="24pt" style:font-size-complex="24pt"/>
    </style:style>
    <style:style style:name="P23"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style:font-size-asian="24pt" style:font-size-complex="24pt"/>
    </style:style>
    <style:style style:name="P24"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bold" officeooo:paragraph-rsid="0008bdff" style:font-size-asian="24pt" style:font-weight-asian="bold" style:font-size-complex="24pt" style:font-weight-complex="bold"/>
    </style:style>
    <style:style style:name="P25"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bold" officeooo:paragraph-rsid="00095ab2" style:font-size-asian="24pt" style:font-weight-asian="bold" style:font-size-complex="24pt" style:font-weight-complex="bold"/>
    </style:style>
    <style:style style:name="P26" style:family="paragraph" style:parent-style-name="Preformatted_20_Text">
      <style:paragraph-properties fo:orphans="2" fo:widows="2"/>
      <style:text-properties fo:font-variant="normal" fo:text-transform="none" fo:color="#000000" style:font-name="Ubuntu Mono" fo:font-size="24pt" fo:letter-spacing="normal" fo:font-style="normal" fo:font-weight="bold" style:font-size-asian="24pt" style:font-weight-asian="bold" style:font-size-complex="24pt" style:font-weight-complex="bold"/>
    </style:style>
    <style:style style:name="P27" style:family="paragraph" style:parent-style-name="Preformatted_20_Text">
      <style:paragraph-properties fo:orphans="2" fo:widows="2"/>
      <style:text-properties fo:font-variant="normal" fo:text-transform="none" fo:color="#000000" style:font-name="Ubuntu Mono" fo:font-size="24pt" fo:letter-spacing="normal" fo:font-style="normal" fo:font-weight="bold" officeooo:paragraph-rsid="001040f6" style:font-size-asian="24pt" style:font-weight-asian="bold" style:font-size-complex="24pt" style:font-weight-complex="bold"/>
    </style:style>
    <style:style style:name="P28" style:family="paragraph" style:parent-style-name="Preformatted_20_Text">
      <style:paragraph-properties fo:orphans="2" fo:widows="2"/>
      <style:text-properties fo:font-variant="normal" fo:text-transform="none" fo:color="#000000" style:font-name="Ubuntu Mono" fo:font-size="24pt" fo:letter-spacing="normal" fo:font-style="normal" fo:font-weight="bold" officeooo:rsid="001040f6" officeooo:paragraph-rsid="001040f6" style:font-size-asian="24pt" style:font-weight-asian="bold" style:font-size-complex="24pt" style:font-weight-complex="bold"/>
    </style:style>
    <style:style style:name="P29" style:family="paragraph" style:parent-style-name="Preformatted_20_Text">
      <style:paragraph-properties fo:orphans="2" fo:widows="2"/>
      <style:text-properties fo:font-variant="normal" fo:text-transform="none" fo:color="#000000" style:font-name="Ubuntu Mono" fo:font-size="24pt" fo:letter-spacing="normal" fo:font-weight="bold" style:font-size-asian="24pt" style:font-weight-asian="bold" style:font-size-complex="24pt" style:font-weight-complex="bold"/>
    </style:style>
    <style:style style:name="P30" style:family="paragraph" style:parent-style-name="Preformatted_20_Text">
      <style:paragraph-properties fo:orphans="2" fo:widows="2"/>
    </style:style>
    <style:style style:name="P31" style:family="paragraph" style:parent-style-name="Preformatted_20_Text">
      <style:paragraph-properties fo:orphans="2" fo:widows="2"/>
      <style:text-properties style:font-name="Ubuntu Mono" fo:font-size="24pt" fo:font-weight="bold" style:font-size-asian="24pt" style:font-weight-asian="bold" style:font-size-complex="24pt" style:font-weight-complex="bold"/>
    </style:style>
    <style:style style:name="P32" style:family="paragraph" style:parent-style-name="Preformatted_20_Text">
      <style:paragraph-properties fo:orphans="2" fo:widows="2"/>
      <style:text-properties fo:color="#1c1c1c" style:font-name="Ubuntu Mono" fo:font-size="24pt" fo:font-weight="bold" fo:background-color="#ffffff" style:font-size-asian="24pt" style:font-weight-asian="bold" style:font-size-complex="24pt" style:font-weight-complex="bold"/>
    </style:style>
    <style:style style:name="P3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34" style:family="paragraph" style:parent-style-name="Preformatted_20_Text">
      <style:paragraph-properties fo:margin-top="0cm" fo:margin-bottom="0.499cm" loext:contextual-spacing="false" fo:line-height="100%" fo:orphans="2" fo:widows="2"/>
      <style:text-properties fo:font-variant="normal" fo:text-transform="none" fo:color="#000000" style:font-name="Ubuntu Mono" fo:font-size="24pt" fo:letter-spacing="normal" fo:font-style="normal" fo:font-weight="bold" style:font-size-asian="24pt" style:font-weight-asian="bold" style:font-size-complex="24pt" style:font-weight-complex="bold"/>
    </style:style>
    <style:style style:name="P35" style:family="paragraph" style:parent-style-name="Preformatted_20_Text">
      <style:paragraph-properties fo:margin-left="0cm" fo:margin-right="0cm" fo:margin-top="0cm" fo:margin-bottom="0.379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36" style:family="paragraph" style:parent-style-name="Preformatted_20_Text" style:list-style-name="L7">
      <style:paragraph-properties fo:margin-left="0.91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buntu Mono" fo:font-size="22pt" fo:letter-spacing="normal" fo:font-style="normal" fo:font-weight="normal" officeooo:paragraph-rsid="000eca20" style:font-size-asian="22pt" style:font-size-complex="22pt"/>
    </style:style>
    <style:style style:name="P37" style:family="paragraph" style:parent-style-name="Standard">
      <style:paragraph-properties fo:orphans="2" fo:widows="2"/>
      <style:text-properties fo:color="#1c1c1c" style:font-name="Droid Sans Mono" fo:font-size="19.3500003814697pt" fo:font-weight="normal" fo:background-color="#ffffff" style:font-size-asian="24pt" style:font-weight-asian="bold" style:font-size-complex="24pt" style:font-weight-complex="bold"/>
    </style:style>
    <style:style style:name="P38" style:family="paragraph" style:parent-style-name="Standard">
      <style:paragraph-properties style:line-height-at-least="0.91cm"/>
      <style:text-properties fo:color="#1c1c1c" style:font-name="Droid Sans Mono" fo:font-size="19.3500003814697pt" fo:font-weight="normal" fo:background-color="#ffffff"/>
    </style:style>
    <style:style style:name="P39" style:family="paragraph" style:parent-style-name="Text_20_body">
      <style:paragraph-properties fo:line-height="100%" fo:orphans="2" fo:widows="2"/>
      <style:text-properties fo:font-variant="normal" fo:text-transform="none" fo:color="#000000" style:font-name="Ubuntu Mono" fo:font-size="24pt" fo:letter-spacing="normal" fo:font-style="normal" fo:font-weight="normal" style:font-size-asian="24pt" style:font-size-complex="24pt"/>
    </style:style>
    <style:style style:name="P40" style:family="paragraph" style:parent-style-name="Text_20_body" style:list-style-name="L1">
      <style:paragraph-properties fo:line-height="100%" fo:orphans="2" fo:widows="2"/>
      <style:text-properties fo:font-variant="normal" fo:text-transform="none" fo:color="#000000" style:font-name="Ubuntu Mono" fo:font-size="24pt" fo:letter-spacing="normal" fo:font-style="normal" fo:font-weight="normal" officeooo:paragraph-rsid="0007ca6b" style:font-size-asian="24pt" style:font-size-complex="24pt"/>
    </style:style>
    <style:style style:name="P41" style:family="paragraph" style:parent-style-name="Text_20_body" style:list-style-name="L1">
      <style:paragraph-properties fo:line-height="100%" fo:orphans="2" fo:widows="2"/>
      <style:text-properties fo:font-variant="normal" fo:text-transform="none" fo:color="#000000" style:font-name="Ubuntu Mono" fo:font-size="24pt" fo:letter-spacing="normal" fo:font-style="normal" fo:font-weight="bold" officeooo:paragraph-rsid="0007ca6b" style:font-size-asian="24pt" style:font-weight-asian="bold" style:font-size-complex="24pt" style:font-weight-complex="bold"/>
    </style:style>
    <style:style style:name="P42" style:family="paragraph" style:parent-style-name="Text_20_body" style:list-style-name="L1">
      <style:paragraph-properties fo:margin-top="0cm" fo:margin-bottom="0cm" loext:contextual-spacing="false" fo:line-height="100%" fo:orphans="2" fo:widows="2"/>
      <style:text-properties fo:font-variant="normal" fo:text-transform="none" fo:color="#000000" style:font-name="Ubuntu Mono" fo:font-size="24pt" fo:letter-spacing="normal" fo:font-style="normal" fo:font-weight="normal" style:font-size-asian="24pt" style:font-size-complex="24pt"/>
    </style:style>
    <style:style style:name="P43" style:family="paragraph" style:parent-style-name="Text_20_body" style:list-style-name="L2">
      <style:paragraph-properties fo:margin-top="0cm" fo:margin-bottom="0.247cm" loext:contextual-spacing="false" fo:line-height="100%" fo:text-align="start" style:justify-single-word="false" fo:orphans="2" fo:widows="2"/>
      <style:text-properties fo:font-variant="normal" fo:text-transform="none" fo:color="#000000" style:font-name="Ubuntu Mono" fo:font-size="24pt" fo:letter-spacing="normal" fo:font-style="normal" fo:font-weight="normal" style:font-size-asian="24pt" style:font-size-complex="24pt" loext:padding="0cm" loext:border="none"/>
    </style:style>
    <style:style style:name="P44" style:family="paragraph" style:parent-style-name="Text_20_body" style:list-style-name="L3">
      <style:paragraph-properties fo:margin-top="0cm" fo:margin-bottom="0.379cm" loext:contextual-spacing="false" fo:line-height="100%" fo:orphans="2" fo:widows="2"/>
    </style:style>
    <style:style style:name="P45" style:family="paragraph" style:parent-style-name="Text_20_body" style:list-style-name="L3">
      <style:paragraph-properties fo:margin-top="0cm" fo:margin-bottom="0.379cm" loext:contextual-spacing="false" fo:line-height="100%" fo:orphans="2" fo:widows="2"/>
      <style:text-properties officeooo:paragraph-rsid="0007ca6b"/>
    </style:style>
    <style:style style:name="P46" style:family="paragraph" style:parent-style-name="Text_20_body" style:list-style-name="L3">
      <style:paragraph-properties fo:margin-top="0cm" fo:margin-bottom="0.379cm" loext:contextual-spacing="false" fo:line-height="100%" fo:orphans="2" fo:widows="2"/>
      <style:text-properties fo:font-variant="normal" fo:text-transform="none" fo:color="#000000" style:font-name="Ubuntu Mono" fo:font-size="24pt" fo:letter-spacing="normal" fo:font-style="normal" fo:font-weight="bold" officeooo:paragraph-rsid="0007ca6b" style:font-size-asian="24pt" style:font-weight-asian="bold" style:font-size-complex="24pt" style:font-weight-complex="bold"/>
    </style:style>
    <style:style style:name="P47" style:family="paragraph" style:parent-style-name="Text_20_body" style:list-style-name="L3">
      <style:paragraph-properties fo:margin-top="0cm" fo:margin-bottom="0.379cm" loext:contextual-spacing="false" fo:line-height="100%" fo:orphans="2" fo:widows="2"/>
      <style:text-properties fo:font-variant="normal" fo:text-transform="none" fo:color="#000000" style:font-name="Ubuntu Mono" fo:font-size="24pt" fo:letter-spacing="normal" fo:font-style="normal" fo:font-weight="normal" officeooo:rsid="0007c2f1" officeooo:paragraph-rsid="0007ca6b" style:font-size-asian="24pt" style:font-size-complex="24pt"/>
    </style:style>
    <style:style style:name="P48" style:family="paragraph" style:parent-style-name="Text_20_body" style:list-style-name="L6">
      <style:paragraph-properties fo:margin-top="0cm" fo:margin-bottom="0.379cm" loext:contextual-spacing="false" fo:line-height="100%" fo:orphans="2" fo:widows="2" fo:padding="0cm" fo:border="none"/>
      <style:text-properties fo:font-variant="normal" fo:text-transform="none" fo:color="#000000" style:font-name="Ubuntu Mono" fo:font-size="24pt" fo:letter-spacing="normal" fo:font-style="normal" fo:font-weight="normal" style:font-size-asian="24pt" style:font-size-complex="24pt"/>
    </style:style>
    <style:style style:name="P49" style:family="paragraph" style:parent-style-name="Text_20_body" style:list-style-name="L4">
      <style:paragraph-properties fo:margin-left="0.91cm" fo:margin-right="0cm" fo:margin-top="0cm" fo:margin-bottom="0cm" loext:contextual-spacing="false" fo:line-height="100%" fo:text-align="start" style:justify-single-word="false" fo:orphans="2" fo:widows="2" fo:text-indent="0cm" style:auto-text-indent="false" fo:padding="0cm" fo:border="none"/>
    </style:style>
    <style:style style:name="P50" style:family="paragraph" style:parent-style-name="Text_20_body" style:list-style-name="L7">
      <style:paragraph-properties fo:margin-left="0.91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8.25pt" fo:letter-spacing="normal" fo:font-style="normal" fo:font-weight="normal" officeooo:paragraph-rsid="000eca20"/>
    </style:style>
    <style:style style:name="P51" style:family="paragraph" style:parent-style-name="Text_20_body" style:list-style-name="L7">
      <style:paragraph-properties fo:margin-left="0.91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buntu Mono" fo:font-size="22pt" fo:letter-spacing="normal" fo:font-style="normal" fo:font-weight="normal" style:font-size-asian="22pt" style:font-size-complex="22pt"/>
    </style:style>
    <style:style style:name="P52" style:family="paragraph" style:parent-style-name="Text_20_body" style:list-style-name="L7">
      <style:paragraph-properties fo:margin-left="0.91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buntu Mono" fo:font-size="22pt" fo:letter-spacing="normal" fo:font-style="normal" fo:font-weight="normal" officeooo:paragraph-rsid="000eca20" style:font-size-asian="22pt" style:font-size-complex="22pt"/>
    </style:style>
    <style:style style:name="P53" style:family="paragraph" style:parent-style-name="Text_20_body" style:list-style-name="L7">
      <style:paragraph-properties fo:margin-left="0.91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buntu Mono" fo:font-size="24pt" fo:letter-spacing="normal" fo:font-style="normal" fo:font-weight="normal" officeooo:paragraph-rsid="000eca20" style:font-size-asian="24pt" style:font-size-complex="24pt"/>
    </style:style>
    <style:style style:name="P54" style:family="paragraph" style:parent-style-name="Text_20_body" style:list-style-name="L5">
      <style:paragraph-properties fo:margin-left="0cm" fo:margin-right="0cm" fo:margin-top="0cm" fo:margin-bottom="0.152cm" loext:contextual-spacing="false" fo:line-height="100%" fo:text-align="start" style:justify-single-word="false" fo:orphans="2" fo:widows="2" fo:text-indent="0cm" style:auto-text-indent="false" fo:padding="0cm" fo:border="none"/>
      <style:text-properties fo:font-variant="normal" fo:text-transform="none" fo:color="#000000" style:font-name="Ubuntu Mono" fo:font-size="24pt" fo:letter-spacing="normal" fo:font-style="normal" fo:font-weight="normal" style:font-size-asian="24pt" style:font-size-complex="24pt"/>
    </style:style>
    <style:style style:name="P55" style:family="paragraph" style:parent-style-name="Text_20_body">
      <style:paragraph-properties fo:margin-left="0cm" fo:margin-right="0cm" fo:margin-top="0cm" fo:margin-bottom="0.303cm" loext:contextual-spacing="false" fo:line-height="100%" fo:orphans="2" fo:widows="2" fo:text-indent="0cm" style:auto-text-indent="false" fo:padding="0cm" fo:border="none"/>
      <style:text-properties fo:font-variant="normal" fo:text-transform="none" fo:color="#000000" style:font-name="Ubuntu Mono" fo:font-size="24pt" fo:letter-spacing="normal" fo:font-style="normal" fo:font-weight="normal" style:font-size-asian="24pt" style:font-size-complex="24pt"/>
    </style:style>
    <style:style style:name="P56" style:family="paragraph" style:parent-style-name="Text_20_body">
      <style:paragraph-properties fo:margin-left="0cm" fo:margin-right="0cm" fo:margin-top="0cm" fo:margin-bottom="0.379cm" loext:contextual-spacing="false" fo:text-align="start" style:justify-single-word="false" fo:orphans="2" fo:widows="2" fo:text-indent="0cm" style:auto-text-indent="false" fo:padding="0cm" fo:border="none"/>
      <style:text-properties fo:font-variant="normal" fo:text-transform="none" fo:color="#273239" style:font-name="urw-din" fo:font-size="18.25pt" fo:letter-spacing="normal" fo:font-style="normal" fo:font-weight="normal"/>
    </style:style>
    <style:style style:name="P57" style:family="paragraph" style:parent-style-name="Text_20_body">
      <style:paragraph-properties fo:margin-left="0cm" fo:margin-right="0cm" fo:margin-top="0cm" fo:margin-bottom="0.379cm" loext:contextual-spacing="false" fo:text-align="start" style:justify-single-word="false" fo:orphans="2" fo:widows="2" fo:text-indent="0cm" style:auto-text-indent="false" fo:padding="0cm" fo:border="none"/>
      <style:text-properties fo:font-variant="normal" fo:text-transform="none" fo:color="#273239" style:font-name="Ubuntu Mono" fo:font-size="22pt" fo:letter-spacing="normal" fo:font-style="normal" fo:font-weight="normal" style:font-size-asian="22pt" style:font-size-complex="22pt"/>
    </style:style>
    <style:style style:name="P58" style:family="paragraph" style:parent-style-name="Text_20_body">
      <style:paragraph-properties fo:margin-top="0cm" fo:margin-bottom="0.499cm" loext:contextual-spacing="false" fo:line-height="100%" fo:orphans="2" fo:widows="2"/>
      <style:text-properties officeooo:paragraph-rsid="000efa81"/>
    </style:style>
    <style:style style:name="T1" style:family="text">
      <style:text-properties fo:font-variant="normal" fo:text-transform="none" fo:color="#273239" style:font-name="urw-din" fo:font-size="18.25pt" fo:letter-spacing="normal" fo:font-style="normal" fo:font-weight="normal"/>
    </style:style>
    <style:style style:name="T2" style:family="text">
      <style:text-properties fo:font-variant="normal" fo:text-transform="none" fo:color="#273239" style:font-name="urw-din" fo:font-size="18.25pt" fo:letter-spacing="normal" fo:font-style="normal" fo:font-weight="normal" loext:padding="0cm" loext:border="none"/>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Ubuntu Mono" fo:font-size="24pt" fo:letter-spacing="normal" fo:font-style="normal" fo:font-weight="normal" style:font-size-asian="24pt" style:font-size-complex="24pt"/>
    </style:style>
    <style:style style:name="T6" style:family="text">
      <style:text-properties fo:font-variant="normal" fo:text-transform="none" fo:color="#000000" style:font-name="Ubuntu Mono" fo:font-size="24pt" fo:letter-spacing="normal" fo:font-style="normal" fo:font-weight="normal" style:font-size-asian="24pt" style:font-size-complex="24pt" loext:padding="0cm" loext:border="none"/>
    </style:style>
    <style:style style:name="T7" style:family="text">
      <style:text-properties fo:font-variant="normal" fo:text-transform="none" fo:color="#000000" style:font-name="Ubuntu Mono" fo:font-size="24pt" fo:letter-spacing="normal" fo:font-style="normal" fo:font-weight="normal" style:font-size-asian="24pt" style:font-weight-asian="bold" style:font-size-complex="24pt" style:font-weight-complex="bold"/>
    </style:style>
    <style:style style:name="T8" style:family="text">
      <style:text-properties fo:font-variant="normal" fo:text-transform="none" fo:color="#000000" style:font-name="Ubuntu Mono" fo:font-size="24pt" fo:letter-spacing="normal" fo:font-style="normal" fo:font-weight="normal" style:font-size-asian="24pt" style:font-weight-asian="bold" style:font-size-complex="24pt" style:font-weight-complex="bold" loext:padding="0cm" loext:border="none"/>
    </style:style>
    <style:style style:name="T9" style:family="text">
      <style:text-properties fo:font-variant="normal" fo:text-transform="none" fo:color="#000000" style:font-name="Ubuntu Mono" fo:font-size="24pt" fo:letter-spacing="normal" fo:font-style="normal" fo:font-weight="bold" style:font-size-asian="24pt" style:font-size-complex="24pt"/>
    </style:style>
    <style:style style:name="T10" style:family="text">
      <style:text-properties fo:font-variant="normal" fo:text-transform="none" fo:color="#000000" style:font-name="Ubuntu Mono" fo:font-size="24pt" fo:letter-spacing="normal" style:font-size-asian="24pt" style:font-size-complex="24pt"/>
    </style:style>
    <style:style style:name="T11" style:family="text">
      <style:text-properties fo:font-variant="normal" fo:text-transform="none" fo:color="#000000" style:font-name="Ubuntu Mono" fo:letter-spacing="normal" fo:font-style="normal" fo:font-weight="normal"/>
    </style:style>
    <style:style style:name="T12" style:family="text">
      <style:text-properties fo:font-variant="normal" fo:text-transform="none" fo:color="#000000" style:text-line-through-style="none" style:text-line-through-type="none" style:font-name="Ubuntu Mono" fo:letter-spacing="normal" fo:font-style="normal" style:text-underline-style="none" fo:font-weight="normal" style:text-blinking="false" loext:padding="0cm" loext:border="none"/>
    </style:style>
    <style:style style:name="T13" style:family="text">
      <style:text-properties fo:font-variant="normal" fo:text-transform="none" fo:color="#000000" style:text-line-through-style="none" style:text-line-through-type="none" style:font-name="Ubuntu Mono" fo:font-size="24pt" fo:letter-spacing="normal" fo:font-style="normal" style:text-underline-style="none" fo:font-weight="normal" style:text-blinking="false" style:font-size-asian="24pt" style:font-size-complex="24pt"/>
    </style:style>
    <style:style style:name="T14" style:family="text">
      <style:text-properties fo:font-variant="normal" fo:text-transform="none" fo:color="#000000" style:text-line-through-style="none" style:text-line-through-type="none" style:font-name="Ubuntu Mono" fo:font-size="24pt" fo:letter-spacing="normal" fo:font-style="normal" style:text-underline-style="none" fo:font-weight="normal" style:text-blinking="false" fo:background-color="transparent" loext:char-shading-value="0" style:font-size-asian="24pt" style:font-size-complex="24pt"/>
    </style:style>
    <style:style style:name="T15"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07c2f1"/>
    </style:style>
    <style:style style:name="T18" style:family="text">
      <style:text-properties fo:font-variant="normal" fo:text-transform="none" fo:letter-spacing="normal" fo:font-style="normal" fo:font-weight="normal" officeooo:rsid="0008bdff"/>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weight="normal"/>
    </style:style>
    <style:style style:name="T21" style:family="text">
      <style:text-properties style:font-name="Ubuntu Mono"/>
    </style:style>
    <style:style style:name="T22" style:family="text">
      <style:text-properties style:font-name="Ubuntu Mono" fo:background-color="#f3f4fe" loext:char-shading-value="0"/>
    </style:style>
    <style:style style:name="T23" style:family="text">
      <style:text-properties style:font-name="Ubuntu Mono" fo:font-size="24pt" style:font-size-asian="24pt" style:font-size-complex="24pt"/>
    </style:style>
    <style:style style:name="T24" style:family="text">
      <style:text-properties style:font-name="Ubuntu Mono" fo:font-size="24pt" fo:font-weight="normal" style:font-size-asian="24pt" style:font-size-complex="24pt" loext:padding="0cm" loext:border="none"/>
    </style:style>
    <style:style style:name="T25" style:family="text">
      <style:text-properties fo:color="#000000"/>
    </style:style>
    <style:style style:name="T26" style:family="text">
      <style:text-properties fo:color="#000000" style:font-name="Ubuntu Mono"/>
    </style:style>
    <style:style style:name="T27" style:family="text">
      <style:text-properties fo:color="#000000" style:font-name="Ubuntu Mono" fo:font-size="24pt" style:font-size-asian="24pt" style:font-size-complex="24pt"/>
    </style:style>
    <style:style style:name="T28" style:family="text">
      <style:text-properties officeooo:rsid="00095ab2"/>
    </style:style>
    <style:style style:name="T29" style:family="text">
      <style:text-properties officeooo:rsid="000bdd37"/>
    </style:style>
    <style:style style:name="T30" style:family="text">
      <style:text-properties fo:font-style="normal"/>
    </style:style>
    <style:style style:name="T31" style:family="text">
      <style:text-properties fo:font-style="normal" fo:font-weight="normal"/>
    </style:style>
    <style:style style:name="T32" style:family="text">
      <style:text-properties style:font-name="Consolas" fo:font-size="12pt"/>
    </style:style>
    <style:style style:name="T33" style:family="text">
      <style:text-properties fo:font-size="12pt"/>
    </style:style>
    <style:style style:name="T34" style:family="text">
      <style:text-properties style:font-name="Ubuntu Mono"/>
    </style:style>
    <style:style style:name="T35" style:family="text">
      <style:text-properties style:font-name="Ubuntu Mono" fo:font-size="24pt" style:font-size-asian="24pt" style:font-size-complex="24pt"/>
    </style:style>
    <style:style style:name="T36" style:family="text">
      <style:text-properties officeooo:rsid="000fccd8"/>
    </style:style>
    <style:style style:name="T37" style:family="text">
      <style:text-properties fo:color="#89ddff"/>
    </style:style>
    <style:style style:name="T38" style:family="text">
      <style:text-properties fo:color="#ff5572"/>
    </style:style>
    <style:style style:name="T39" style:family="text">
      <style:text-properties officeooo:rsid="001040f6"/>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What is HTML?</text:p>
      <text:p text:style-name="P14">HTML stands for Hyper Text Markup Language</text:p>
      <text:list xml:id="list3937516276" text:style-name="L1">
        <text:list-item>
          <text:p text:style-name="P42">HTML is the standard markup language for creating Web pages</text:p>
        </text:list-item>
        <text:list-item>
          <text:p text:style-name="P42">HTML describes the structure of a Web page</text:p>
        </text:list-item>
        <text:list-item>
          <text:p text:style-name="P42">HTML consists of a series of elements</text:p>
        </text:list-item>
        <text:list-item>
          <text:p text:style-name="P42">HTML elements tell the browser how to display the content</text:p>
        </text:list-item>
        <text:list-item>
          <text:p text:style-name="P40">HTML elements label pieces of content such as "this is a heading", "this is a paragraph", "this is a link", etc.</text:p>
          <text:p text:style-name="P41">2) What are tags?</text:p>
        </text:list-item>
      </text:list>
      <text:p text:style-name="P16">A tag is a piece of information that describes the data or content that it is assigned to. Tags are nonhierarchical keywords used for Internet bookmarks, digital images, videos, files and so on. A tag doesn't carry any information or semantics itself.</text:p>
      <text:p text:style-name="P21">Tagging serves many functions, including:</text:p>
      <text:list xml:id="list402075016" text:style-name="L2">
        <text:list-item>
          <text:p text:style-name="P43">Classification</text:p>
        </text:list-item>
        <text:list-item>
          <text:p text:style-name="P43">Marking ownership</text:p>
        </text:list-item>
        <text:list-item>
          <text:p text:style-name="P43"><text:soft-page-break/>Describing content type</text:p>
        </text:list-item>
        <text:list-item>
          <text:p text:style-name="P43">Online identity</text:p>
        </text:list-item>
      </text:list>
      <text:p text:style-name="P9">3) Do all HTML tags come in a pair?</text:p>
      <text:p text:style-name="P1"><text:span text:style-name="T17">No,but most are in pairs.&lt;</text:span><text:span text:style-name="T16">meta&gt;,&lt;link&gt;,&lt;img&gt;, &lt;hr&gt;,&lt;br&gt;<text:line-break/>are </text:span><text:span text:style-name="T17">some of the tags that do not come in pair and are </text:span><text:span text:style-name="T16">called as 'singleton' tags or 'self-closing' tags</text:span></text:p>
      <text:p text:style-name="P9">4) What are some of the common lists that can be used when designing a page?</text:p>
      <text:p text:style-name="P17">There are three list types in HTML:</text:p>
      <text:list xml:id="list4058481184" text:style-name="L3">
        <text:list-item>
          <text:p text:style-name="P44"><text:span text:style-name="Strong_20_Emphasis"><text:span text:style-name="T9">unordered list</text:span></text:span><text:span text:style-name="T5"> — used to group a set of related items in no particular order</text:span></text:p>
        </text:list-item>
        <text:list-item>
          <text:p text:style-name="P44"><text:span text:style-name="Strong_20_Emphasis"><text:span text:style-name="T9">ordered list</text:span></text:span><text:span text:style-name="T5"> — used to group a set of related items in a specific order</text:span></text:p>
        </text:list-item>
        <text:list-item>
          <text:p text:style-name="P45"><text:span text:style-name="Strong_20_Emphasis"><text:span text:style-name="T9">description list</text:span></text:span><text:span text:style-name="T5"> — used to display name/value pairs such as terms and definition</text:span></text:p>
          <text:p text:style-name="P46">5) How do you insert a comment in HTML?</text:p>
          <text:p text:style-name="P47">&lt;!--comment--&gt;</text:p>
        </text:list-item>
      </text:list>
      <text:p text:style-name="P9">6) Do all character entities display properly on all systems?</text:p>
      <text:p text:style-name="P1"><text:span text:style-name="T16">When the operating system doesn’t support a character, it’s possible to </text:span><text:soft-page-break/><text:span text:style-name="T16">display those characters using an image instead of text.</text:span></text:p>
      <text:p text:style-name="P9">7) What is an image map?</text:p>
      <text:p text:style-name="P7">An image map allows you to link to several web pages through one image. Simply define shapes within images and link these to the pages you want. </text:p>
      <text:p text:style-name="P9">8 ) What is the advantage of collapsing white space?</text:p>
      <text:p text:style-name="P13"><text:span text:style-name="T23">While you are writing the HTML for your web page you want the code to be more </text:span><text:span text:style-name="Strong_20_Emphasis"><text:span text:style-name="T24">understandable/readable</text:span></text:span><text:span text:style-name="T23"> to the users.  </text:span></text:p>
      <text:list xml:id="list72833742" text:style-name="L4">
        <text:list-item>
          <text:p text:style-name="P49"><text:span text:style-name="T5">Collapsing white spaces </text:span><text:span text:style-name="Strong_20_Emphasis"><text:span text:style-name="T6">decreases the transmission time</text:span></text:span><text:span text:style-name="T5"> between the server and the client because collapsing features remove unnecessary bytes that are occupied by the white spaces.</text:span></text:p>
        </text:list-item>
        <text:list-item>
          <text:p text:style-name="P49"><text:span text:style-name="T5">By mistake, if you</text:span><text:span text:style-name="Strong_20_Emphasis"><text:span text:style-name="T6"> leave extra </text:span></text:span><text:span text:style-name="T5">white</text:span><text:span text:style-name="Strong_20_Emphasis"><text:span text:style-name="T6"> space</text:span></text:span><text:span text:style-name="T5">, the browser will ignore it and display the UI perfectly</text:span></text:p>
        </text:list-item>
      </text:list>
      <text:p text:style-name="P9">9) Can attribute values be set to anything or are there specific values that they accept?</text:p>
      <text:p text:style-name="P17">Some attribute values can be set to only predefined values. Other attributes can accept any numerical value that represents the number of pixels for a size.</text:p>
      <text:p text:style-name="P9"><text:soft-page-break/>10) How do you insert a copyright symbol on a browser page?</text:p>
      <text:p text:style-name="P17">The HTML copyright symbol is represented by &amp;copy; or &amp;#169;. You can use this code to embed the copyright symbol onto a web page if this character is not represented on your keyboard.</text:p>
      <text:p text:style-name="P1"/>
      <text:p text:style-name="P9">11) How do you create links to sections within the same page?</text:p>
      <text:p text:style-name="P10"><text:span text:style-name="T4">"</text:span><text:a xlink:type="simple" xlink:href="https://www.computerhope.com/jargon/i/id.htm" text:style-name="Internet_20_link" text:visited-style-name="Visited_20_Internet_20_Link"><text:span text:style-name="T15">id</text:span></text:a><text:span text:style-name="T4">" is a selector that is used to designate an area that a link should point to, similar to </text:span><text:a xlink:type="simple" xlink:href="https://www.computerhope.com/jargon/a/anchor.htm" text:style-name="Internet_20_link" text:visited-style-name="Visited_20_Internet_20_Link"><text:span text:style-name="T15">anchor</text:span></text:a><text:span text:style-name="T3"> </text:span><text:span text:style-name="T4">in </text:span><text:a xlink:type="simple" xlink:href="https://www.computerhope.com/jargon/h/html.htm" text:style-name="Internet_20_link" text:visited-style-name="Visited_20_Internet_20_Link"><text:span text:style-name="T15">HTML</text:span></text:a><text:span text:style-name="T4">.</text:span></text:p>
      <text:p text:style-name="P11"><text:span text:style-name="T5">example use #top and #bottom with the </text:span><text:a xlink:type="simple" xlink:href="https://www.computerhope.com/jargon/h/html-a-tag.htm" text:style-name="Internet_20_link" text:visited-style-name="Visited_20_Internet_20_Link"><text:span text:style-name="T13">&lt;a&gt; tag</text:span></text:a><text:span text:style-name="T5"> and </text:span><text:a xlink:type="simple" xlink:href="https://www.computerhope.com/jargon/h/href.htm" text:style-name="Internet_20_link" text:visited-style-name="Visited_20_Internet_20_Link"><text:span text:style-name="T13">href attribute</text:span></text:a><text:span text:style-name="T5"> to link to that section of the page. This method is similar to using "id," but you don't have to pick a specific element.</text:span></text:p>
      <text:p text:style-name="P7"/>
      <text:p text:style-name="P24">12) Is there any way to keep list elements straight in an HTML file?</text:p>
      <text:p text:style-name="P2"><text:span text:style-name="T18">we</text:span><text:span text:style-name="T16"> can keep the list elements straight by using indents in an HTML file.</text:span><text:line-break/><text:span text:style-name="T16">The list-style-position property is used to keep list elements straight in an HTML file.</text:span><text:line-break/><text:span text:style-name="T16">This property specifies if the list-item markers should appear inside or outside the content flow.</text:span><text:line-break/><text:line-break/><text:soft-page-break/><text:span text:style-name="T16">By default setting of list-style-position property is outside.</text:span><text:line-break/></text:p>
      <text:p text:style-name="P9">13) If you see a web address on a magazine, to which web page does it point?</text:p>
      <text:p text:style-name="P7">Every web page on the web can have a separate web address. Most of these addresses are relative to the top-most web page. The published web address that appears within magazines typically points this top-most page.</text:p>
      <text:p text:style-name="P1"/>
      <text:p text:style-name="P9">14) What is the use of alternative text in image mapping?</text:p>
      <text:p text:style-name="P5">Alternate text is <text:span text:style-name="T28">usaually</text:span> displayed when the picture is not working for some or othert reason </text:p>
      <text:p text:style-name="P7">On image maps, you need to have alt text on the image itself, as well as each of the &lt;<text:span text:style-name="Source_20_Text"><text:span text:style-name="T22">area&gt; </text:span></text:span>elements. The alt text on the image should describe the context of the image and the alt text on each of the &lt;<text:span text:style-name="Source_20_Text"><text:span text:style-name="T22">area&gt;</text:span></text:span> elements should convey the link destination or the action that the link performs.</text:p>
      <text:p text:style-name="P6"/>
      <text:p text:style-name="P1"/>
      <text:p text:style-name="P2"><text:span text:style-name="T16">1</text:span><text:span text:style-name="T19">5) Do older HTML files work on newer browsers?</text:span></text:p>
      <text:p text:style-name="P2"><text:soft-page-break/><text:span text:style-name="T16">Yes, older html files work on newer browsers because these files are compliant to the HTML standard.</text:span><text:line-break/><text:span text:style-name="T16">Most older files work on the newer browsers, though some features may not work.</text:span><text:line-break/><text:span text:style-name="T16">While working with older html files, you need to convert them.</text:span></text:p>
      <text:p text:style-name="P1"/>
      <text:p text:style-name="P9">16) Does a hyperlink apply to text only?</text:p>
      <text:p text:style-name="P7">No,Hyperlink can be applied to text as well as images,vedios,numbers or any other HTML property. No you can apply it anywhere. just use &lt;a&gt; tag there.</text:p>
      <text:p text:style-name="P1"/>
      <text:p text:style-name="P9">17) If the user’s operating system does not support the needed character, how can the symbol be represented?</text:p>
      <text:p text:style-name="P7">The symbols can be represented in the form of an image in the case where the operating system does not support a particular character.</text:p>
      <text:p text:style-name="P1"/>
      <text:p text:style-name="P9">18) How do you change the number type in the middle of a list?</text:p>
      <text:p text:style-name="P9"> <text:span text:style-name="T20">The &lt;li&gt; tag includes two attributes – type and value. The type attribute can be used to change the numbering type for any list item. The value attribute can change the number index.</text:span></text:p>
      <text:p text:style-name="P3"><text:soft-page-break/></text:p>
      <text:p text:style-name="P9">19) What are style sheets?</text:p>
      <text:p text:style-name="P17">A style sheet helps in creating a well-defined template that is both consistent as well as transportable. These style sheet templates can be linked to various web pages, which makes it easier to main and change the look of the web page.</text:p>
      <text:p text:style-name="P18"/>
      <text:p text:style-name="P9">20) State <text:s/>bullet types available in HTML </text:p>
      <text:p text:style-name="P15">disc.</text:p>
      <text:list xml:id="list2083718850" text:style-name="L5">
        <text:list-item>
          <text:p text:style-name="P54">circle.</text:p>
        </text:list-item>
        <text:list-item>
          <text:p text:style-name="P54">square.</text:p>
        </text:list-item>
        <text:list-item>
          <text:p text:style-name="P54">none.</text:p>
        </text:list-item>
      </text:list>
      <text:p text:style-name="P3"/>
      <text:p text:style-name="P9">21) How do you create multicolored text in a webpage?</text:p>
      <text:p text:style-name="P19"><text:span text:style-name="T7">To create text with different colors, use the </text:span><text:span text:style-name="Source_20_Text"><text:span text:style-name="T8">&lt;font color=”color”&gt;…&lt;/font&gt;</text:span></text:span><text:span text:style-name="T7"> tags for every character that you want to apply color. You can use this tag combination as many times as needed, surrounding a single character or an entire word.</text:span><text:span text:style-name="T27"><text:line-break/></text:span></text:p>
      <text:p text:style-name="P9">22) Why are there both numerical and named character entity values?</text:p>
      <text:p text:style-name="P4"><text:soft-page-break/>The numerical values are taken from the ASCII values for the various characters, but these can be difficult to remember. Because of this, named character entity values were created to make it easier for web page designers to use.</text:p>
      <text:p text:style-name="P9">23) Write an HTML table tag sequence that outputs the following:</text:p>
      <text:p text:style-name="P9">50 pcs 100 500</text:p>
      <text:p text:style-name="P9">10 pcs 5 50</text:p>
      <text:p text:style-name="P15">&lt;table&gt;</text:p>
      <text:p text:style-name="P20">&lt;tr&gt;</text:p>
      <text:p text:style-name="P20">&lt;td&gt;50 pcs&lt;/td&gt;</text:p>
      <text:p text:style-name="P20">&lt;td&gt;100&lt;/td&gt;</text:p>
      <text:p text:style-name="P20">&lt;td&gt;500&lt;/td&gt;</text:p>
      <text:p text:style-name="P20">&lt;/tr&gt;</text:p>
      <text:p text:style-name="P20">&lt;tr&gt;</text:p>
      <text:p text:style-name="P20">&lt;td&gt;10 pcs&lt;/td&gt;</text:p>
      <text:p text:style-name="P20">&lt;td&gt;5&lt;/td&gt;</text:p>
      <text:p text:style-name="P20">&lt;td&gt;50&lt;/td&gt;</text:p>
      <text:p text:style-name="P20">&lt;/tr&gt;</text:p>
      <text:p text:style-name="P20">&lt;/table&gt;</text:p>
      <text:p text:style-name="P9">24) What is the advantage of grouping several checkboxes together?</text:p>
      <text:p text:style-name="P17"><text:span text:style-name="T29">i</text:span>t helps in organizing the checkboxes.</text:p>
      <text:list xml:id="list2007043269" text:style-name="L6">
        <text:list-item>
          <text:p text:style-name="P48"><text:soft-page-break/>It helps in applying particular names on the checkbox buttons to differentiate them easily from a group.</text:p>
        </text:list-item>
        <text:list-item>
          <text:p text:style-name="P48">It supports the creation of a different group of checkboxes on a single webpage with different names.</text:p>
        </text:list-item>
      </text:list>
      <text:p text:style-name="P9">25) What will happen if you overlap sets of tags?</text:p>
      <text:p text:style-name="P7">An overlapping set of tags in the HTML results in the recognition of only the first tag. Such issues occur only when the text does not display on the browser screen.</text:p>
      <text:p text:style-name="P25">26) What are applets?</text:p>
      <text:p text:style-name="P12"><text:span text:style-name="Strong_20_Emphasis"><text:span text:style-name="T10"> </text:span></text:span><text:span text:style-name="T5">Applets are small programs that are embedded with the web pages so that they can perform particular functions, including animation, information processing, and even computation. The Applets are written using the </text:span><text:a xlink:type="simple" xlink:href="https://hackr.io/blog/what-is-java" text:style-name="Internet_20_link" text:visited-style-name="Visited_20_Internet_20_Link"><text:span text:style-name="T14">Java language</text:span></text:a><text:span text:style-name="T5">.</text:span></text:p>
      <text:p text:style-name="P9">27) What if there is no text between the tags or if a text was omitted by mistake? Will it affect the display of the HTML file?</text:p>
      <text:p text:style-name="P7"><text:span text:style-name="Strong_20_Emphasis"> </text:span>If there is no text between the tags, then there will be nothing available to format, and hence no formatting can be <text:soft-page-break/>done. For instance, tags without closing tag like that of image tag or &lt;img&gt; tag do not require any text between them, and hence no formatting will be needed in such a case.</text:p>
      <text:p text:style-name="P1"/>
      <text:p text:style-name="P9">28) Is it possible to set specific colors for table borders?</text:p>
      <text:p text:style-name="P7"><text:span text:style-name="T28">th</text:span>e specification of color for table borders can be made in style sheet, and in its absence, the same as the text color will apply.</text:p>
      <text:p text:style-name="P1"/>
      <text:p text:style-name="P9">29) How do you create a link that will connect to another web page when clicked?</text:p>
      <text:p text:style-name="P10"><text:span text:style-name="T4">To create hyperlinks, or links that connect to another web page, use the href tag. The general format for this is: </text:span><text:a xlink:type="simple" xlink:href="https://www.atnyla.com/qanswer/how-do-you-create-a-link-that-will-connect-to-another-web-page-when-clicked-/2/”site”" text:style-name="Internet_20_link" text:visited-style-name="Visited_20_Internet_20_Link"><text:span text:style-name="Source_20_Text"><text:span text:style-name="T12">text</text:span></text:span></text:a><text:span text:style-name="T3"> </text:span><text:span text:style-name="T4">Replace “site” with the actual page URL that is supposed to be linked to when the text is clicked.</text:span></text:p>
      <text:p text:style-name="P9">30) What other ways can be used to align images and wrap text?</text:p>
      <text:p text:style-name="P58"><text:span text:style-name="T5">Tables can be used to position text and images. Another useful way to wrap text around an image is to use style sheets.</text:span><text:span text:style-name="T27"><text:line-break/><text:line-break/></text:span><text:span text:style-name="Strong_20_Emphasis"><text:span text:style-name="T2">Types of URL</text:span></text:span></text:p>
      <text:p text:style-name="P58"><text:soft-page-break/><text:span text:style-name="T1">URL gives the address of files created for webpages or other documents like an image, pdf for a doc file, etc.</text:span></text:p>
      <text:p text:style-name="P56">There are two types of URL:</text:p>
      <text:list xml:id="list3885621935" text:style-name="L7">
        <text:list-item>
          <text:p text:style-name="P50">Absolute URL</text:p>
          <text:p text:style-name="P53">protocol://domain/path</text:p>
          <text:p text:style-name="P53"> The protocol may be of following types.</text:p>
        </text:list-item>
      </text:list>
      <text:p text:style-name="P35"><text:span text:style-name="T23">http://, https://, ftp://, gopher://, etc</text:span>.</text:p>
      <text:list xml:id="list184736623787350" text:continue-numbering="true" text:style-name="L7">
        <text:list-item>
          <text:p text:style-name="P50">Relative URL</text:p>
          <text:p text:style-name="P36">&lt;img src="geeksforgeeks.jpg"&gt;</text:p>
        </text:list-item>
      </text:list>
      <text:p text:style-name="P57">It would internally be interpreted like the following.</text:p>
      <text:list xml:id="list184737797431119" text:continue-numbering="true" text:style-name="L7">
        <text:list-header>
          <text:p text:style-name="P52">&lt;img src="./<text:span text:style-name="T36">github/pic1</text:span>.jpg"&gt;</text:p>
          <text:p text:style-name="P51"/>
        </text:list-header>
      </text:list>
      <text:p text:style-name="P34">31&gt; Display &amp;nbsp inside &lt;p&gt; paragraph tag.</text:p>
      <text:p text:style-name="P37">&lt;p&gt;</text:p>
      <text:p text:style-name="P38">&amp;amp;&amp;#110;&amp;#98;&amp;#115;&amp;#112;</text:p>
      <text:p text:style-name="P38">&lt;/p&gt;</text:p>
      <text:p text:style-name="P32"/>
      <text:p text:style-name="P27">32&gt; Insert a line between two different elements.</text:p>
      <text:p text:style-name="P28"><text:soft-page-break/>&lt;p&gt;&lt;/p&gt;&lt;</text:p>
      <text:p text:style-name="P29"><text:s text:c="6"/><text:span text:style-name="T30">For example:</text:span></text:p>
      <text:p text:style-name="P29"><text:s text:c="8"/><text:span text:style-name="T30">&lt;h1&gt; Before line &lt;/h1&gt;</text:span></text:p>
      <text:p text:style-name="P29"><text:s text:c="8"/><text:span text:style-name="T30">(I need a line here)</text:span></text:p>
      <text:p text:style-name="P29"><text:s text:c="8"/><text:span text:style-name="T30">&lt;p&gt;this para should come after line&lt;/p&gt;</text:span></text:p>
      <text:p text:style-name="P29"><text:s text:c="8"/></text:p>
      <text:p text:style-name="P26">33&gt; <text:s/>I Have a paragraph,</text:p>
      <text:p text:style-name="P29"><text:s text:c="6"/>“ <text:span text:style-name="T30">Hello I am MedPlus </text:span></text:p>
      <text:p text:style-name="P29"><text:s text:c="8"/></text:p>
      <text:p text:style-name="P29"><text:s text:c="8"/><text:span text:style-name="T30">Medplus <text:s text:c="11"/>is a <text:s text:c="9"/>good company </text:span></text:p>
      <text:p text:style-name="P29"><text:s/></text:p>
      <text:p text:style-name="P29"><text:s text:c="10"/><text:span text:style-name="T30">We <text:s text:c="3"/>all <text:s text:c="3"/>love <text:s text:c="6"/>Med <text:s text:c="32"/>Plus” </text:span></text:p>
      <text:p text:style-name="P29"><text:s/></text:p>
      <text:p text:style-name="P29"><text:s text:c="6"/><text:span text:style-name="T30">Using a single tag only, I want to preserve the same format (spaces and </text:span></text:p>
      <text:p text:style-name="P29"><text:s text:c="6"/><text:span text:style-name="T30">line breaks) with using &lt;br&gt; tag.</text:span></text:p>
      <text:p text:style-name="P29"><text:s text:c="6"/></text:p>
      <text:p text:style-name="P26">34&gt; Specify an alternate text for the image, the alternate text should say </text:p>
      <text:p text:style-name="P29"><text:s text:c="6"/>“<text:span text:style-name="T30">image not found” if the image don’t get load for any reason</text:span></text:p>
      <text:p text:style-name="P29"><text:s text:c="6"/><text:span text:style-name="T30">&lt;img src=”smiley.gif” _______ <text:s/>&gt;</text:span></text:p>
      <text:p text:style-name="P29"><text:s text:c="6"/></text:p>
      <text:p text:style-name="P26">35&gt; Make this format in html! (You can use any text but format and font </text:p>
      <text:p text:style-name="P29"><text:s text:c="4"/><text:span text:style-name="T30">size should be similar)</text:span></text:p>
      <text:p text:style-name="P29"><text:s text:c="32"/></text:p>
      <text:p text:style-name="P29"><text:soft-page-break/><text:s text:c="29"/><text:span text:style-name="T30">Lorem Ipsum ( h1 and center align )</text:span></text:p>
      <text:p text:style-name="P29"><text:s text:c="4"/><text:span text:style-name="T30">"Neque porro quisquam est qui dolorem ipsum quia dolor sit amet ( make bold and italic ), consectetur, adipisci velit..."</text:span></text:p>
      <text:p text:style-name="P31"/>
      <text:p text:style-name="P29"><text:s text:c="5"/><text:span text:style-name="T30">"There is no one who loves pain itself ( make use of small size font ), who seeks after it and wants to have it, simply because it is pain..."</text:span></text:p>
      <text:p text:style-name="P29"><text:s text:c="5"/></text:p>
      <text:p text:style-name="P29"><text:s text:c="5"/><text:span text:style-name="T30">Share something about what is Lorem Ipsum?</text:span></text:p>
      <text:p text:style-name="P29"><text:s text:c="5"/><text:span text:style-name="T30">Why do we use it?</text:span></text:p>
      <text:p text:style-name="P29"><text:s/></text:p>
      <text:p text:style-name="P26">36&gt; Print the following pattern in html using &lt;h1&gt; and &lt;p&gt; separately.</text:p>
      <text:p text:style-name="P29"><text:s text:c="4"/><text:span text:style-name="T30">(note there are spaces before stars)</text:span></text:p>
      <text:p text:style-name="P29"><text:s text:c="4"/></text:p>
      <text:p text:style-name="P29"><text:s text:c="9"/><text:span text:style-name="T30">*</text:span></text:p>
      <text:p text:style-name="P29"><text:s text:c="8"/><text:span text:style-name="T30">* *</text:span></text:p>
      <text:p text:style-name="P29"><text:s text:c="7"/><text:span text:style-name="T30">* * *</text:span></text:p>
      <text:p text:style-name="P29"><text:s text:c="6"/><text:span text:style-name="T30">* * * *</text:span></text:p>
      <text:p text:style-name="P29"><text:s text:c="5"/><text:span text:style-name="T30">* * * * *</text:span></text:p>
      <text:p text:style-name="P29"><text:s text:c="4"/><text:span text:style-name="T30">* * * * * *</text:span></text:p>
      <text:p text:style-name="P30"/>
      <text:p text:style-name="P33"><text:s/></text:p>
      <text:p text:style-name="P22"><text:span text:style-name="T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Droid Sans Mono" svg:font-family="'Droid Sans Mono', monospace, monospace"/>
    <style:font-face style:name="Lohit Devanagari1" svg:font-family="'Lohit Devanagari'"/>
    <style:font-face style:name="Poppins" svg:font-family="Poppins, sans-serif"/>
    <style:font-face style:name="Sen" svg:font-family="Sen, sans-serif"/>
    <style:font-face style:name="Verdana" svg:font-family="Verdana, Helvetica, 'Open Sans', Arial, sans-serif"/>
    <style:font-face style:name="Verdana1" svg:font-family="Verdana, sans-serif"/>
    <style:font-face style:name="arial" svg:font-family="arial, sans-serif"/>
    <style:font-face style:name="monospace" svg:font-family="monospace"/>
    <style:font-face style:name="proxima-nova" svg:font-family="proxima-nova, sans-serif"/>
    <style:font-face style:name="urw-din" svg:font-family="urw-din, sans-serif"/>
    <style:font-face style:name="var bs-font-monospace" svg:font-family="'var bs-font-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2:11:37.991544693</meta:creation-date>
    <dc:date>2022-07-19T18:47:36.438016447</dc:date>
    <meta:editing-duration>PT28M27S</meta:editing-duration>
    <meta:editing-cycles>5</meta:editing-cycles>
    <meta:generator>LibreOffice/6.4.7.2$Linux_X86_64 LibreOffice_project/40$Build-2</meta:generator>
    <meta:document-statistic meta:table-count="0" meta:image-count="0" meta:object-count="0" meta:page-count="13" meta:paragraph-count="151" meta:word-count="1755" meta:character-count="9959" meta:non-whitespace-character-count="8038"/>
  </office:meta>
</office:document-meta>
</file>